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5.437cm"/>
      <style:paragraph-properties style:writing-mode="lr-tb"/>
    </style:style>
    <style:style style:name="pr2" style:family="presentation" style:parent-style-name="Impress-subtitle">
      <style:graphic-properties draw:fill-color="#ffffff" fo:min-height="3.95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title">
      <style:graphic-properties draw:auto-grow-height="true"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.499cm" fo:text-indent="0cm" style:writing-mode="lr-tb"/>
    </style:style>
    <style:style style:name="T1" style:family="text">
      <style:text-properties fo:font-size="44pt" style:font-size-asian="22pt" style:font-size-complex="22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42pt" style:font-size-asian="22pt" style:font-size-complex="22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20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437cm" svg:x="2.2cm" svg:y="10.682cm" presentation:class="title" presentation:user-transformed="true">
          <draw:text-box>
            <text:p><text:span text:style-name="T1">Administração e Segurança de Redes de Computadores</text:span></text:p>
          </draw:text-box>
        </draw:frame>
        <draw:frame presentation:style-name="pr2" draw:text-style-name="P2" draw:layer="layout" svg:width="23.8cm" svg:height="3.952cm" svg:x="2.2cm" svg:y="15.789cm" presentation:class="subtitle" presentation:user-transformed="true">
          <draw:text-box>
            <text:p>C.T. Informática para Internet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nte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ceito de auditoria</text:p>
              </text:list-item>
              <text:list-item>
                <text:p>Reconhecimento passivo e ati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Descobrindo mais informações a partir da rede</text:p>
              </text:list-item>
              <text:list-item>
                <text:p>Explorando vulnera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Revisando as etapas do pentest</text:p>
          </draw:text-box>
        </draw:frame>
        <draw:frame presentation:style-name="pr5" draw:text-style-name="P1" draw:layer="layout" svg:width="24cm" svg:height="12.18cm" svg:x="1.887cm" svg:y="5.177cm" presentation:class="outline" presentation:user-transformed="true">
          <draw:text-box>
            <text:list text:style-name="L3">
              <text:list-item>
                <text:p>Reconhecimento</text:p>
                <text:list>
                  <text:list-item>
                    <text:p>Passivo: sem entrar em contato → ex: descobrir informações na Internet</text:p>
                  </text:list-item>
                  <text:list-item>
                    <text:p>Ativo: entrando em contato. Ex: usar ping para descobrir hosts ativos</text:p>
                  </text:list-item>
                </text:list>
              </text:list-item>
              <text:list-item>
                <text:p>Sondagem da rede</text:p>
              </text:list-item>
              <text:list-item>
                <text:p>Sondagem dos hosts</text:p>
              </text:list-item>
              <text:list-item>
                <text:p>Exploração de vulnerabilidade</text:p>
              </text:list-item>
              <text:list-item>
                <text:p>Escalada de privilégi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ntrando na re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entrar na rede, as tentativas mais comuns são:</text:p>
                <text:list>
                  <text:list-item>
                    <text:p>Pode-se tentar acesso físico a um conector RJ45</text:p>
                  </text:list-item>
                  <text:list-item>
                    <text:p>Tentar o primeiro acesso através da rede WiFi do estabelecimento</text:p>
                  </text:list-item>
                  <text:list-item>
                    <text:p>Se a invasão começar a partir da Internet pode-se começar a testar primeiro os servidores DNS 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ondagem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de primeiro x Host primeiro</text:p>
                <text:list>
                  <text:list-item>
                    <text:p>Dependendo do contexto a ordem dessas etapas pode ser invertida</text:p>
                  </text:list-item>
                  <text:list-item>
                    <text:p>Quando já se está dentro da rede, geralmente o próximo passo é descobrir os hosts da rede</text:p>
                  </text:list-item>
                  <text:list-item>
                    <text:p>Quando já existe um alvo definido (ex: servidor específico), geralmente a próxima etapa é sondar ess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 text:style-name="P1">Passo: Descoberta de hosts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Após descobrir informações sobre o alvo com o reconhecimento passivo (sem entrar em contato com o alvo) e o reconhecimento ativo (entrando em contato) o próximo passo muitas vezes é descobrir quais hosts da rede</text:p>
              </text:list-item>
              <text:list-item>
                <text:p>Pode-se até usar com hosts da Internet mas esse passo é mais interessante quando já se está dentro da re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Ferramenta nmap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O nmap é uma das ferramentas mais utilizas </text:span><text:span text:style-name="T2">tanto para sondar </text:span>(usa-se bastante o termo “varrer” e/ou “scanning”) a rede e também algum host específico</text:p>
              </text:list-item>
              <text:list-item>
                <text:p>O nmap tem muitas opções e seu uso aprofundado não é o tópico desse curso</text:p>
              </text:list-item>
              <text:list-item>
                <text:p>Ele também é bastante usado em diagnóstico de problemas</text:p>
              </text:list-item>
              <text:list-item>
                <text:p>Seu uso pode ser detectado pelo administrador de rede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map para varrer a red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xemplo de uso:</text:p>
                <text:p>$ nmap -sP 172.19.20.*</text:p>
                <text:list>
                  <text:list-item>
                    <text:p>Vai procurar todos os hosts dentro da rede atual cujo IP começam com 172.19.2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ost scanning com nmap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Uma vez descoberto os IPs pode-se usar novamente o nmap para descobrir mais informações (qual sistema operacional e versão do mesmo, quais portas estão abertas, etc)</text:p>
                <text:p>$ nmap IP</text:p>
              </text:list-item>
              <text:list-item>
                <text:p>Exemplo</text:p>
                <text:p>$ nmap 127.0.0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3">Explorando vulnerabilidades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Uma vez obtidas informações sobre a rede e principalmente sobre o host (sistema operacional, portas abertas, etc) a próxima etapa é explorar possíveis vulnerabilidades.</text:p>
                <text:list>
                  <text:list-item>
                    <text:p>Um caminho nesse momento é procurar vulnerabilidades. Essa procura pode ser:</text:p>
                    <text:list>
                      <text:list-item>
                        <text:p>Manual através de procura em sites como <text:s/><text:a xlink:href="https://www.exploit-db.com/" xlink:type="simple">https://www.exploit-db.com/</text:a></text:p>
                      </text:list-item>
                      <text:list-item>
                        <text:p>Semi-automatizada através de softwares como metasploit ou burp su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4"><text:span text:style-name="T4">Pentest fundamentals </text:span><text:span text:style-name="T4">https://tryhackme.com/r/room/pentestingfundamentals</text:span></text:p>
              </text:list-item>
              <text:list-item>
                <text:p text:style-name="P4"><text:span text:style-name="T5">PEIXINHO, Ivo de Carvalho; FONSECA, Francisco M.; LIMA, </text:span><text:span text:style-name="T5">Franscisco M. Segurança de Redes e Sistemas. Escola Superior </text:span><text:span text:style-name="T5">de Redes RNP", Rio de Janeiro/RJ, 2013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17H19S</meta:editing-duration>
    <meta:editing-cycles>129</meta:editing-cycles>
    <meta:generator>LibreOffice/7.3.7.2$Linux_X86_64 LibreOffice_project/30$Build-2</meta:generator>
    <dc:title>Impress</dc:title>
    <dc:date>2024-10-17T18:18:45.208389877</dc:date>
    <dc:creator>Vinícius Alves Hax</dc:creator>
    <meta:document-statistic meta:object-count="82"/>
  </office:meta>
</office:document-meta>
</file>